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draw:auto-grow-height="true" fo:min-height="12.17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subtitle">
      <style:graphic-properties draw:fill-color="#ffffff" draw:auto-grow-height="true" fo:min-height="18.758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944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7.7000007629395pt"/>
    </style:style>
    <style:style style:name="P4" style:family="paragraph">
      <style:text-properties fo:font-size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3" style:family="text">
      <style:text-properties fo:color="#000000" style:font-name="Menlo-Regular1" fo:font-size="20pt" style:font-name-asian="Menlo-Regular1" style:font-size-asian="20pt" style:font-name-complex="Menlo-Regular1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font-name="Menlo-Regular1" fo:font-size="24pt" style:font-name-asian="Menlo-Regular1" style:font-size-asian="24pt" style:font-name-complex="Menlo-Regular1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 text:style-name="P1">Inline Perl Packages ...</text:p>
          </draw:text-box>
        </draw:frame>
        <draw:frame presentation:style-name="pr2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And other handy code snippets</text:span></text:p>
              </text:list-item>
              <text:list-item>
                <text:p><text:span text:style-name="T1">https://github.com/daviddelikat/inlinePerlPackage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4" draw:layer="layout" svg:width="19.5cm" svg:height="3.467cm" svg:x="1.4cm" svg:y="0.8cm" presentation:class="title" presentation:user-transformed="true">
          <draw:text-box>
            <text:p>What are they?</text:p>
          </draw:text-box>
        </draw:frame>
        <draw:frame presentation:style-name="pr5" draw:text-style-name="P4" draw:layer="layout" svg:width="25.2cm" svg:height="12.179cm" svg:x="1.4cm" svg:y="5.066cm" presentation:class="subtitle">
          <draw:text-box>
            <text:p>Small pieces of code (with variations) that can be dropped into a script to add a feature.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 use them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times the feature is so small that it doesn't warrant a full package.</text:p>
              </text:list-item>
              <text:list-item>
                <text:p>Some packages work best when customizations can be implemented.</text:p>
              </text:list-item>
              <text:list-item>
                <text:p>Sometimes its handy to integrate the package with the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ork the bugs out of a snippet.</text:p>
              </text:list-item>
              <text:list-item>
                <text:p>Work features into a snippet.</text:p>
              </text:list-item>
              <text:list-item>
                <text:p>Pick the features you need for this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ome exampl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ack</text:p>
              </text:list-item>
              <text:list-item>
                <text:p>Queue</text:p>
              </text:list-item>
              <text:list-item>
                <text:p>Tee</text:p>
              </text:list-item>
              <text:list-item>
                <text:p>Status</text:p>
              </text:list-item>
              <text:list-item>
                <text:p>Other handy code bi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ck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STACK; <text:s/># LIFO</text:span></text:p>
            <text:p text:style-name="P5"><text:span text:style-name="T2"># a simple stack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 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unshift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our @ISA = qw/ STACK /; 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 – full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TEE;</text:span></text:p>
            <text:p text:style-name="P5"><text:span text:style-name="T2">require Tie::Handle;</text:span></text:p>
            <text:p text:style-name="P5"><text:span text:style-name="T2">use IO::All;</text:span></text:p>
            <text:p text:style-name="P5"><text:span text:style-name="T2">my($f1,$f2);</text:span></text:p>
            <text:p text:style-name="P5"><text:span text:style-name="T2"><text:s text:c="4"/></text:span></text:p>
            <text:p text:style-name="P5"><text:span text:style-name="T2">BEGIN { <text:s text:c="16"/></text:span></text:p>
            <text:p text:style-name="P5"><text:span text:style-name="T2"><text:s text:c="4"/></text:span><text:span text:style-name="T2">@TEE::ISA = qw/ Tie::Handle /;</text:span></text:p>
            <text:p text:style-name="P5"><text:span text:style-name="T2"><text:s text:c="4"/></text:span><text:span text:style-name="T2">open $f1, '&gt;&amp;STDOUT';</text:span></text:p>
            <text:p text:style-name="P5"><text:span text:style-name="T2"><text:s text:c="4"/></text:span><text:span text:style-name="T2">$f2 = io($0 . '_' . time() . '.log');</text:span></text:p>
            <text:p text:style-name="P5"><text:span text:style-name="T2">}</text:span></text:p>
            <text:p text:style-name="P5"><text:span text:style-name="T2"><text:s text:c="3"/></text:span></text:p>
            <text:p text:style-name="P5"><text:span text:style-name="T2">sub TIEHANDLE { bless [ ], TEE; }</text:span></text:p>
            <text:p text:style-name="P5"><text:span text:style-name="T2">sub FILENO{ fileno $f1 }</text:span></text:p>
            <text:p text:style-name="P5"><text:span text:style-name="T2">sub CLOSE { undef $f1; undef $f2; }</text:span></text:p>
            <text:p text:style-name="P5"><text:span text:style-name="T2">sub WRITE { $_ &amp;&amp; $_-&gt;print( $_[1] ) for ( $f1, $f2 ); }</text:span></text:p>
            <text:p text:style-name="P5"><text:span text:style-name="T2">}</text:span></text:p>
            <text:p text:style-name="P5"><text:span text:style-name="T2">tie *STDOUT, TEE;</text:span></text:p>
            <text:p text:style-name="P5"><text:span text:style-name="T2">tie *STDERR, TE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text-style-name="P6" draw:layer="layout" svg:width="23.746cm" svg:height="18.758cm" svg:x="1.4cm" svg:y="0.8cm" presentation:class="subtitle" presentation:user-transformed="true">
          <draw:text-box>
            <text:p text:style-name="P6"><text:span text:style-name="T3">{package TEE;</text:span></text:p>
            <text:p text:style-name="P6"><text:span text:style-name="T3">require Tie::Handle;</text:span></text:p>
            <text:p text:style-name="P6"><text:span text:style-name="T3">use IO::All;</text:span></text:p>
            <text:p text:style-name="P6"><text:span text:style-name="T3">my($f1,$f2);</text:span></text:p>
            <text:p text:style-name="P6"><text:span text:style-name="T3"><text:s text:c="4"/></text:span></text:p>
            <text:p text:style-name="P6"><text:span text:style-name="T3">BEGIN { <text:s text:c="16"/></text:span></text:p>
            <text:p text:style-name="P6"><text:span text:style-name="T3"><text:s text:c="4"/></text:span><text:span text:style-name="T3">@TEE::ISA = qw/ Tie::Handle /;</text:span></text:p>
            <text:p text:style-name="P6"><text:span text:style-name="T3"><text:s text:c="4"/></text:span><text:span text:style-name="T3">open $f1, '&gt;&amp;STDOUT';</text:span></text:p>
            <text:p text:style-name="P6"><text:span text:style-name="T3"><text:s text:c="4"/></text:span><text:span text:style-name="T3">$f2 = io($0 . '_' . time() . '.log');</text:span></text:p>
            <text:p text:style-name="P6"><text:span text:style-name="T3">}</text:span></text:p>
            <text:p text:style-name="P6"><text:span text:style-name="T3"><text:s text:c="3"/></text:span></text:p>
            <text:p text:style-name="P6"><text:span text:style-name="T3">sub TIEHANDLE { bless [ ], TEE; }</text:span></text:p>
            <text:p text:style-name="P6"><text:span text:style-name="T3">sub FILENO{ fileno $f1 }</text:span></text:p>
            <text:p text:style-name="P6"><text:span text:style-name="T3">sub CLOSE { undef $f1; undef $f2; }</text:span></text:p>
            <text:p text:style-name="P6"><text:span text:style-name="T3">sub WRITE { $_ &amp;&amp; $_-&gt;print( $_[1] ) for ( $f1, $f2 ); }</text:span></text:p>
            <text:p text:style-name="P6"><text:span text:style-name="T3">}</text:span></text:p>
            <text:p text:style-name="P6"><text:span text:style-name="T3">tie *STDOUT, TEE;</text:span></text:p>
            <text:p text:style-name="P6"><text:span text:style-name="T3">tie *STDERR, TE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STATUS;</text:span></text:p>
            <text:p text:style-name="P5"><text:span text:style-name="T2"><text:s text:c="4"/></text:span><text:span text:style-name="T2">use Guard;</text:span></text:p>
            <text:p text:style-name="P5"><text:span text:style-name="T2"><text:s text:c="4"/></text:span><text:span text:style-name="T2">my @statusCodeRefs; </text:span></text:p>
            <text:p text:style-name="P5"><text:span text:style-name="T2"><text:s text:c="4"/></text:span><text:span text:style-name="T2">sub push { shift; push @statusCodeRefs, shift; guard { pop @statusCodeRefs } }</text:span></text:p>
            <text:p text:style-name="P5"><text:span text:style-name="T2"><text:s text:c="4"/></text:span><text:span text:style-name="T2">sub print { print join( '; ',map { $_-&gt;() } @statusCodeRefs), "\n";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custom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4"># slightly more complicated print method</text:span></text:p>
                <text:p><text:span text:style-name="T4"/></text:p>
                <text:p><text:span text:style-name="T4"><text:s text:c="4"/></text:span><text:span text:style-name="T4">sub print { if( @statusCodeRefs ) {</text:span></text:p>
                <text:p><text:span text:style-name="T4"><text:s text:c="24"/></text:span><text:span text:style-name="T4">print join( ';', map { $_-&gt;() } @statusCodeRefs ), "\n";</text:span></text:p>
                <text:p><text:span text:style-name="T4"><text:s text:c="16"/></text:span><text:span text:style-name="T4">} else { print "running\n" } }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exampl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ub workerfunction {</text:span></text:p>
            <text:p text:style-name="P5"><text:span text:style-name="T2"><text:s text:c="3"/></text:span><text:span text:style-name="T2">my($numberToProcess,$counter) = (50,0);</text:span></text:p>
            <text:p text:style-name="P5"><text:span text:style-name="T2"><text:s text:c="3"/></text:span><text:span text:style-name="T2">my $cleanup = STATUS-&gt;push( sub { 'label:' . int($counter / $numberToProcess * 100) . '%' } );</text:span></text:p>
            <text:p text:style-name="P5"><text:span text:style-name="T2"><text:s text:c="3"/></text:span><text:span text:style-name="T2">while( $counter ++ &lt; $numberToProcess ) {</text:span></text:p>
            <text:p text:style-name="P5"><text:span text:style-name="T2"><text:s text:c="8"/></text:span><text:span text:style-name="T2">STATUS-&gt;print;</text:span></text:p>
            <text:p text:style-name="P5"><text:span text:style-name="T2"><text:s text:c="3"/></text:span><text:span text:style-name="T2">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ther Handy Bits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GetOpt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use Getopt::Long;</text:span></text:p>
            <text:p text:style-name="P5"><text:span text:style-name="T2"/></text:p>
            <text:p text:style-name="P5"><text:span text:style-name="T2">$result = GetOptions (</text:span></text:p>
            <text:p text:style-name="P5"><text:span text:style-name="T2"><text:s text:c="8"/></text:span><text:span text:style-name="T2">"option:s" =&gt; \my $optionalOption, <text:s/># value is optional(:)</text:span></text:p>
            <text:p text:style-name="P5"><text:span text:style-name="T2"><text:s text:c="8"/></text:span><text:span text:style-name="T2">"length=i" =&gt; \my $integer, <text:s text:c="8"/># value is required(=)</text:span></text:p>
            <text:p text:style-name="P5"><text:span text:style-name="T2"><text:s text:c="8"/></text:span><text:span text:style-name="T2">"verbose" <text:s/>=&gt; \my $verboseFlag,</text:span></text:p>
            <text:p text:style-name="P5"><text:span text:style-name="T2"><text:s text:c="8"/></text:span><text:span text:style-name="T2">"array=s" =&gt; \my @array, <text:s text:c="11"/># automatically handles repeats</text:span></text:p>
            <text:p text:style-name="P5"><text:span text:style-name="T2"><text:s text:c="8"/></text:span><text:span text:style-name="T2">"hash=s" <text:s/>=&gt; \my %hash, <text:s text:c="12"/># repeats of &lt;key&gt;=&lt;value&gt;</text:span></text:p>
            <text:p text:style-name="P5"><text:span text:style-name="T2"><text:s text:c="8"/></text:span><text:span text:style-name="T2">"sub=s" =&gt; sub {</text:span></text:p>
            <text:p text:style-name="P5"><text:span text:style-name="T2"><text:s text:c="24"/></text:span><text:span text:style-name="T2">my($option,$value) = @_;</text:span></text:p>
            <text:p text:style-name="P5"><text:span text:style-name="T2"><text:s text:c="24"/></text:span><text:span text:style-name="T2"># do something...</text:span></text:p>
            <text:p text:style-name="P5"><text:span text:style-name="T2"><text:s text:c="16"/></text:span><text:span text:style-name="T2">},</text:span></text:p>
            <text:p text:style-name="P5"><text:span text:style-name="T2"><text:s text:c="8"/></text:span><text:span text:style-name="T2">'site|sites|s=s' <text:s text:c="5"/>=&gt; sub { push @sites, split /,/, $_[1]; },</text:span></text:p>
            <text:p text:style-name="P5"><text:span text:style-name="T2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9" draw:text-style-name="P7" draw:layer="layout" svg:width="25.199cm" svg:height="16.944cm" svg:x="1.4cm" svg:y="0.836cm" presentation:class="subtitle" presentation:user-transformed="true">
          <draw:text-box>
            <text:p text:style-name="P7"><text:span text:style-name="T5">use Getopt::Long;</text:span></text:p>
            <text:p text:style-name="P7"><text:span text:style-name="T5"/></text:p>
            <text:p text:style-name="P7"><text:span text:style-name="T5">$result = GetOptions (</text:span></text:p>
            <text:p text:style-name="P7"><text:span text:style-name="T5"><text:s text:c="8"/></text:span><text:span text:style-name="T5">"option:s" =&gt; \my $optionalOption, <text:s/># value is optional(:)</text:span></text:p>
            <text:p text:style-name="P7"><text:span text:style-name="T5"><text:s text:c="8"/></text:span><text:span text:style-name="T5">"length=i" =&gt; \my $integer, <text:s text:c="8"/># value is required(=)</text:span></text:p>
            <text:p text:style-name="P7"><text:span text:style-name="T5"><text:s text:c="8"/></text:span><text:span text:style-name="T5">"verbose" <text:s/>=&gt; \my $verboseFlag,</text:span></text:p>
            <text:p text:style-name="P7"><text:span text:style-name="T5"><text:s text:c="8"/></text:span><text:span text:style-name="T5">"array=s@" =&gt; \my $arrayref, <text:s text:c="3"/># handles repeats</text:span></text:p>
            <text:p text:style-name="P7"><text:span text:style-name="T5"><text:s text:c="8"/></text:span><text:span text:style-name="T5">"set=s%" <text:s/>=&gt; \my $hashref, <text:s text:c="7"/># &lt;key&gt;=&lt;value&gt;</text:span></text:p>
            <text:p text:style-name="P7"><text:span text:style-name="T5"><text:s text:c="8"/></text:span><text:span text:style-name="T5">"run=s" =&gt; sub {</text:span></text:p>
            <text:p text:style-name="P7"><text:span text:style-name="T5"><text:s text:c="24"/></text:span><text:span text:style-name="T5">my($option,$value) = @_;</text:span></text:p>
            <text:p text:style-name="P7"><text:span text:style-name="T5"><text:s text:c="24"/></text:span><text:span text:style-name="T5"># do something...</text:span></text:p>
            <text:p text:style-name="P7"><text:span text:style-name="T5"><text:s text:c="16"/></text:span><text:span text:style-name="T5">},</text:span></text:p>
            <text:p text:style-name="P7"><text:span text:style-name="T5"><text:s text:c="8"/></text:span><text:span text:style-name="T5">'site|sites|s=s' =&gt; sub { push @sites, split /,/, $_[1]; },</text:span></text:p>
            <text:p text:style-name="P7"><text:span text:style-name="T5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Last Thing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Sometimes you want to delay execution to the ~very~ last moment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Procrastination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D { … }</text:p>
              </text:list-item>
              <text:list-item>
                <text:p>Perhaps the simplest option</text:p>
              </text:list-item>
              <text:list-item>
                <text:p>Not the only option</text:p>
              </text:list-item>
              <text:list-item>
                <text:p>Not <text:span text:style-name="T6">always</text:span> the best op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st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perl &lt;&lt;'EOF'</text:span></text:p>
            <text:p text:style-name="P5"><text:span text:style-name="T2">use Guard;</text:span></text:p>
            <text:p text:style-name="P5"><text:span text:style-name="T2">print "start of script\n";</text:span></text:p>
            <text:p text:style-name="P5"><text:span text:style-name="T2">my $guard = guard { print "guard in sub\n" };</text:span></text:p>
            <text:p text:style-name="P5"><text:span text:style-name="T2">sub mySub { $guard; }</text:span></text:p>
            <text:p text:style-name="P5"><text:span text:style-name="T2">our $oguard = guard { print "our guard\n" };</text:span></text:p>
            <text:p text:style-name="P5"><text:span text:style-name="T2">my $mguard = guard { print "my guard\n" };</text:span></text:p>
            <text:p text:style-name="P5"><text:span text:style-name="T2">END { print "end block\n"; }</text:span></text:p>
            <text:p text:style-name="P5"><text:span text:style-name="T2">sub bSub { $mguard }</text:span></text:p>
            <text:p text:style-name="P5"><text:span text:style-name="T2">print "end of script\n";</text:span></text:p>
            <text:p text:style-name="P5"><text:span text:style-name="T2">EOF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10" draw:text-style-name="P8" draw:layer="layout" svg:width="25.199cm" svg:height="16.255cm" svg:x="1.4cm" svg:y="0.837cm" presentation:class="subtitle">
          <draw:text-box>
            <text:p text:style-name="P8"><text:span text:style-name="T7">perl &lt;&lt;'EOF'</text:span></text:p>
            <text:p text:style-name="P8"><text:span text:style-name="T7">use Guard;</text:span></text:p>
            <text:p text:style-name="P8"><text:span text:style-name="T7">print "start of script\n";</text:span></text:p>
            <text:p text:style-name="P8"><text:span text:style-name="T7">my $guard = guard { print "guard in sub\n" };</text:span></text:p>
            <text:p text:style-name="P8"><text:span text:style-name="T7">sub mySub { $guard; }</text:span></text:p>
            <text:p text:style-name="P8"><text:span text:style-name="T7">our $oguard = guard { print "our guard\n" };</text:span></text:p>
            <text:p text:style-name="P8"><text:span text:style-name="T7">my $mguard = guard { print "my guard\n" };</text:span></text:p>
            <text:p text:style-name="P8"><text:span text:style-name="T7">END { print "end block\n"; }</text:span></text:p>
            <text:p text:style-name="P8"><text:span text:style-name="T7">sub bSub { $mguard }</text:span></text:p>
            <text:p text:style-name="P8"><text:span text:style-name="T7">print "end of script\n";</text:span></text:p>
            <text:p text:style-name="P8"><text:span text:style-name="T7">E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utput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tart of script</text:span></text:p>
            <text:p text:style-name="P5"><text:span text:style-name="T2">end of script</text:span></text:p>
            <text:p text:style-name="P5"><text:span text:style-name="T2">end block</text:span></text:p>
            <text:p text:style-name="P5"><text:span text:style-name="T2">my guard</text:span></text:p>
            <text:p text:style-name="P5"><text:span text:style-name="T2">our guard</text:span></text:p>
            <text:p text:style-name="P5"><text:span text:style-name="T2">guard in sub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'best' solution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y $g=guard { cleanup() };</text:p>
                <text:p>sub theGuard { $g }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draw:frame presentation:style-name="pr1" draw:layer="layout" svg:width="19.5cm" svg:height="3.531cm" svg:x="1.4cm" svg:y="0.768cm" presentation:class="title" presentation:user-transformed="true">
          <draw:text-box>
            <text:p>There's more in the git repo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<text:a xlink:href="https://github.com/daviddelikat/inlinePerlPackages" xlink:type="simple">https://github.com/daviddelikat/inlinePerlPackages</text:a></text:span></text:p>
                <text:p><text:span text:style-name="T1"/></text:p>
              </text:list-header>
              <text:list-item>
                <text:p>Send me your snippets</text:p>
              </text:list-item>
              <text:list-item>
                <text:p>Request a snippet you wish you ha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stions?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T8M38S</meta:editing-duration>
    <meta:editing-cycles>8</meta:editing-cycles>
    <dc:date>2014-06-10T17:34:59.230849000</dc:date>
    <meta:generator>LibreOffice/4.1.6.2$MacOSX_x86 LibreOffice_project/40ff705089295be5be0aae9b15123f687c05b0a</meta:generator>
    <meta:document-statistic meta:object-count="126"/>
  </office:meta>
</office:document-meta>
</file>